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3fdc" officeooo:paragraph-rsid="00003fdc"/>
    </style:style>
    <style:style style:name="P2" style:family="paragraph" style:parent-style-name="Standard">
      <style:text-properties officeooo:rsid="0041298b" officeooo:paragraph-rsid="000279ed"/>
    </style:style>
    <style:style style:name="P3" style:family="paragraph" style:parent-style-name="Standard">
      <style:text-properties officeooo:rsid="000279ed" officeooo:paragraph-rsid="000279ed"/>
    </style:style>
    <style:style style:name="P4" style:family="paragraph" style:parent-style-name="Standard">
      <style:text-properties officeooo:rsid="0003f160" officeooo:paragraph-rsid="0003f160"/>
    </style:style>
    <style:style style:name="P5" style:family="paragraph" style:parent-style-name="Standard">
      <style:text-properties officeooo:rsid="00056d60" officeooo:paragraph-rsid="00056d60"/>
    </style:style>
    <style:style style:name="P6" style:family="paragraph" style:parent-style-name="Standard">
      <style:text-properties officeooo:rsid="00069303" officeooo:paragraph-rsid="00069303"/>
    </style:style>
    <style:style style:name="P7" style:family="paragraph" style:parent-style-name="Standard">
      <style:text-properties officeooo:rsid="00081648" officeooo:paragraph-rsid="00081648"/>
    </style:style>
    <style:style style:name="P8" style:family="paragraph" style:parent-style-name="Standard">
      <style:text-properties officeooo:rsid="0009a83b" officeooo:paragraph-rsid="000a7eeb"/>
    </style:style>
    <style:style style:name="P9" style:family="paragraph" style:parent-style-name="Standard">
      <style:text-properties officeooo:rsid="000a7eeb" officeooo:paragraph-rsid="000a7eeb"/>
    </style:style>
    <style:style style:name="P10" style:family="paragraph" style:parent-style-name="Standard">
      <style:text-properties officeooo:rsid="000aef01" officeooo:paragraph-rsid="000aef01"/>
    </style:style>
    <style:style style:name="P11" style:family="paragraph" style:parent-style-name="Standard">
      <style:text-properties officeooo:rsid="000aef01" officeooo:paragraph-rsid="000c1b44"/>
    </style:style>
    <style:style style:name="P12" style:family="paragraph" style:parent-style-name="Standard">
      <style:text-properties officeooo:rsid="000c1b44" officeooo:paragraph-rsid="000c1b44"/>
    </style:style>
    <style:style style:name="P13" style:family="paragraph" style:parent-style-name="Standard">
      <style:text-properties officeooo:rsid="000cc622" officeooo:paragraph-rsid="000cc622"/>
    </style:style>
    <style:style style:name="P14" style:family="paragraph" style:parent-style-name="Standard">
      <style:text-properties officeooo:rsid="000ebdeb" officeooo:paragraph-rsid="000ebdeb"/>
    </style:style>
    <style:style style:name="P15" style:family="paragraph" style:parent-style-name="Standard">
      <style:text-properties officeooo:rsid="00104b68" officeooo:paragraph-rsid="00104b68"/>
    </style:style>
    <style:style style:name="T1" style:family="text">
      <style:text-properties officeooo:rsid="000177c9"/>
    </style:style>
    <style:style style:name="T2" style:family="text">
      <style:text-properties officeooo:rsid="000a7e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3-Day2</text:p>
      <text:p text:style-name="P7">TIP – User experience and breaking down who is the user and what do they want (E&amp;M)</text:p>
      <text:p text:style-name="P7"/>
      <text:p text:style-name="P1"/>
      <text:p text:style-name="P1">CSS</text:p>
      <text:p text:style-name="P1">Classes are for 2+ items &lt;p class =&gt; <text:s text:c="4"/>and <text:s text:c="9"/>&lt;id=&gt; <text:s/>is for a unique element (1)</text:p>
      <text:p text:style-name="P1">Use semantic elements (best practice CSS&amp;HTML)-e.g header (These are all divs)</text:p>
      <text:p text:style-name="P1">-DOUBLE QUOTES -LOWERCASE </text:p>
      <text:p text:style-name="P1">-HIDDEN – EG TEACHERS DESCRIPTION – SLIDE DOWN (SLIDE 10)</text:p>
      <text:p text:style-name="P1">-CLASS/ID NAMES – RELATED TO THE CONTENT NOT DESCRIPTION</text:p>
      <text:p text:style-name="P1">-ALT FOR IMAGE – for blind people and SEO</text:p>
      <text:p text:style-name="P1"><text:span text:style-name="T1">input[type=text]{} - Selector this changes the inline elements </text:span><text:s/></text:p>
      <text:p text:style-name="P2">CSS – JOIN SLECTORS – USE A COMMA (SLIDE 25)</text:p>
      <text:p text:style-name="P3">GOOD PRACTICE SPACING- 26-29</text:p>
      <text:p text:style-name="P3"/>
      <text:p text:style-name="P4">CSS – Exercise in IRONHACK cloned from github</text:p>
      <text:p text:style-name="P4">git clone – go to your file in terminal (Ironhack) – Go to gitpage – copy tab – then use that link as – git clone ….link</text:p>
      <text:p text:style-name="P4"/>
      <text:p text:style-name="P5">better user experience = makes app more usable </text:p>
      <text:p text:style-name="P5">make responsive design slide 5</text:p>
      <text:p text:style-name="P6">breakpoints – items go down – when too small change position</text:p>
      <text:p text:style-name="P6"/>
      <text:p text:style-name="P8">contents are phone small then we make bigger – responsive design -viewport(slide 14<text:span text:style-name="T2">)</text:span></text:p>
      <text:p text:style-name="P8"><text:span text:style-name="T2">slide 17- just creating the body with a div – nothing crazy lol</text:span></text:p>
      <text:p text:style-name="P9">slide 18 – media query starts with @ <text:s text:c="4"/>same as .class #id (LIKE AN IF STATEMENT)</text:p>
      <text:p text:style-name="P9"/>
      <text:p text:style-name="P13">h1 {</text:p>
      <text:p text:style-name="P13">text-transform: uppercase; <text:s text:c="3"/></text:p>
      <text:p text:style-name="P13">color: blue;</text:p>
      <text:p text:style-name="P13">}</text:p>
      <text:p text:style-name="P13"/>
      <text:p text:style-name="P13">@media only screen and (min-width: 1024px) {</text:p>
      <text:p text:style-name="P13"><text:s text:c="4"/></text:p>
      <text:p text:style-name="P13"><text:s text:c="4"/>h1 {</text:p>
      <text:p text:style-name="P13"><text:s text:c="8"/>color: red; <text:s/></text:p>
      <text:p text:style-name="P13"><text:s text:c="4"/>}</text:p>
      <text:p text:style-name="P13"><text:s text:c="4"/>h2 {</text:p>
      <text:p text:style-name="P13"><text:s text:c="8"/>color: green;</text:p>
      <text:p text:style-name="P13"><text:s text:c="4"/>}</text:p>
      <text:p text:style-name="P13"><text:s text:c="4"/></text:p>
      <text:p text:style-name="P13">}</text:p>
      <text:p text:style-name="P11">THIS IS MEDIA QUERY.</text:p>
      <text:p text:style-name="P12">YOU HAVE TO HAVE TWO CSS FILES – ONE THAT IS FOR THE STANDARD FORMAT, ONE THAT IS FOR QUERY, (THE QUERY NEEDS TO BE ON THE BOTTOM) </text:p>
      <text:p text:style-name="P14">0 – top and bottom <text:s/>auto – left/right</text:p>
      <text:p text:style-name="P14"/>
      <text:p text:style-name="P15">[class*=span"span"] {</text:p>
      <text:p text:style-name="P15"><text:s text:c="4"/></text:p>
      <text:p text:style-name="P15">} CSS – finds by 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9:26:59.501516977</meta:creation-date>
    <dc:date>2016-04-12T12:49:18.168776968</dc:date>
    <meta:editing-duration>PT2H51M56S</meta:editing-duration>
    <meta:editing-cycles>12</meta:editing-cycles>
    <meta:generator>LibreOffice/5.0.5.2$Linux_X86_64 LibreOffice_project/00m0$Build-2</meta:generator>
    <meta:document-statistic meta:table-count="0" meta:image-count="0" meta:object-count="0" meta:page-count="1" meta:paragraph-count="40" meta:word-count="251" meta:character-count="1511" meta:non-whitespace-character-count="1201"/>
  </office:meta>
</office:document-meta>
</file>